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3pt"/>
    </style:style>
    <style:style style:name="ro1" style:family="table-row">
      <style:table-row-properties style:row-height="38.2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1024" table:default-cell-style-name="ce8"/>
        <table:table-row table:style-name="ro1">
          <table:table-cell table:style-name="ce6" office:value-type="string" calcext:value-type="string">
            <text:p>Year of birth</text:p>
          </table:table-cell>
          <table:table-cell table:style-name="ce6" office:value-type="string" calcext:value-type="string">
            <text:p>Normal Retirement Age</text:p>
          </table:table-cell>
          <table:table-cell table:style-name="ce6" office:value-type="string" calcext:value-type="string">
            <text:p>Percent Yearly Credit</text:p>
          </table:table-cell>
          <table:table-cell table:style-name="ce10" office:value-type="string" calcext:value-type="string">
            <text:p>Percentage of PIA</text:p>
          </table:table-cell>
          <table:table-cell table:style-name="ce10" office:value-type="string" calcext:value-type="string">
            <text:p>First Distribution Age</text:p>
          </table:table-cell>
          <table:table-cell table:number-columns-repeated="1019"/>
        </table:table-row>
        <table:table-row table:style-name="ro2">
          <table:table-cell table:style-name="ce7" office:value-type="float" office:value="1924" calcext:value-type="float">
            <text:p>1924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2">
          <table:table-cell table:style-name="ce7" office:value-type="float" office:value="1925" calcext:value-type="float">
            <text:p>192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3.5" calcext:value-type="float">
            <text:p>3.5</text:p>
          </table:table-cell>
          <table:table-cell table:style-name="ce9"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2">
          <table:table-cell table:style-name="ce7" office:value-type="float" office:value="1926" calcext:value-type="float">
            <text:p>1926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3.5" calcext:value-type="float">
            <text:p>3.5</text:p>
          </table:table-cell>
          <table:table-cell table:style-name="ce9"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2">
          <table:table-cell table:style-name="ce7" office:value-type="float" office:value="1927" calcext:value-type="float">
            <text:p>1927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2">
          <table:table-cell table:style-name="ce7" office:value-type="float" office:value="1928" calcext:value-type="float">
            <text:p>1928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2">
          <table:table-cell table:style-name="ce7" office:value-type="float" office:value="1929" calcext:value-type="float">
            <text:p>1929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2">
          <table:table-cell table:style-name="ce7" office:value-type="float" office:value="1930" calcext:value-type="float">
            <text:p>1930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2">
          <table:table-cell table:style-name="ce7" office:value-type="float" office:value="1931" calcext:value-type="float">
            <text:p>193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2">
          <table:table-cell table:style-name="ce7" office:value-type="float" office:value="1932" calcext:value-type="float">
            <text:p>1932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2">
          <table:table-cell table:style-name="ce7" office:value-type="float" office:value="1933" calcext:value-type="float">
            <text:p>1933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5.5" calcext:value-type="float">
            <text:p>5.5</text:p>
          </table:table-cell>
          <table:table-cell table:style-name="ce9"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2">
          <table:table-cell table:style-name="ce7" office:value-type="float" office:value="1934" calcext:value-type="float">
            <text:p>1934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5.5" calcext:value-type="float">
            <text:p>5.5</text:p>
          </table:table-cell>
          <table:table-cell table:style-name="ce9"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2">
          <table:table-cell table:style-name="ce7" office:value-type="float" office:value="1935" calcext:value-type="float">
            <text:p>193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2">
          <table:table-cell table:style-name="ce7" office:value-type="float" office:value="1936" calcext:value-type="float">
            <text:p>1936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2">
          <table:table-cell table:style-name="ce7" office:value-type="float" office:value="1937" calcext:value-type="float">
            <text:p>1937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.5" calcext:value-type="float">
            <text:p>6.5</text:p>
          </table:table-cell>
          <table:table-cell table:style-name="ce9"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2">
          <table:table-cell table:style-name="ce7" office:value-type="float" office:value="1938" calcext:value-type="float">
            <text:p>1938</text:p>
          </table:table-cell>
          <table:table-cell table:style-name="ce9" table:formula="of:=65+2/12" office:value-type="float" office:value="65.1666666666667" calcext:value-type="float">
            <text:p>65.1666666666667</text:p>
          </table:table-cell>
          <table:table-cell table:style-name="ce9" office:value-type="float" office:value="6.5" calcext:value-type="float">
            <text:p>6.5</text:p>
          </table:table-cell>
          <table:table-cell table:style-name="ce9" table:formula="of:=79 + 1/6" office:value-type="float" office:value="79.1666666666667" calcext:value-type="float">
            <text:p>79.1666666666667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2">
          <table:table-cell table:style-name="ce7" office:value-type="float" office:value="1939" calcext:value-type="float">
            <text:p>1939</text:p>
          </table:table-cell>
          <table:table-cell table:style-name="ce9" table:formula="of:=65+4/12" office:value-type="float" office:value="65.3333333333333" calcext:value-type="float">
            <text:p>65.3333333333333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formula="of:=78 +1/3" office:value-type="float" office:value="78.3333333333333" calcext:value-type="float">
            <text:p>78.3333333333333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2">
          <table:table-cell table:style-name="ce7" office:value-type="float" office:value="1940" calcext:value-type="float">
            <text:p>1940</text:p>
          </table:table-cell>
          <table:table-cell table:style-name="ce9" table:formula="of:=65+6/12" office:value-type="float" office:value="65.5" calcext:value-type="float">
            <text:p>65.5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77.5" calcext:value-type="float">
            <text:p>77.5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2">
          <table:table-cell table:style-name="ce7" office:value-type="float" office:value="1941" calcext:value-type="float">
            <text:p>1941</text:p>
          </table:table-cell>
          <table:table-cell table:style-name="ce9" table:formula="of:=65+8/12" office:value-type="float" office:value="65.6666666666667" calcext:value-type="float">
            <text:p>65.6666666666667</text:p>
          </table:table-cell>
          <table:table-cell table:style-name="ce9" office:value-type="float" office:value="7.5" calcext:value-type="float">
            <text:p>7.5</text:p>
          </table:table-cell>
          <table:table-cell table:style-name="ce9" table:formula="of:=76 +2/3" office:value-type="float" office:value="76.6666666666667" calcext:value-type="float">
            <text:p>76.6666666666667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2">
          <table:table-cell table:style-name="ce7" office:value-type="float" office:value="1942" calcext:value-type="float">
            <text:p>1942</text:p>
          </table:table-cell>
          <table:table-cell table:style-name="ce9" table:formula="of:=65+10/12" office:value-type="float" office:value="65.8333333333333" calcext:value-type="float">
            <text:p>65.8333333333333</text:p>
          </table:table-cell>
          <table:table-cell table:style-name="ce9" office:value-type="float" office:value="7.5" calcext:value-type="float">
            <text:p>7.5</text:p>
          </table:table-cell>
          <table:table-cell table:style-name="ce9" table:formula="of:=75 +5/6" office:value-type="float" office:value="75.8333333333333" calcext:value-type="float">
            <text:p>75.8333333333333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2">
          <table:table-cell table:style-name="ce7" office:value-type="float" office:value="1943" calcext:value-type="float">
            <text:p>1943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2">
          <table:table-cell table:style-name="ce7" office:value-type="float" office:value="1944" calcext:value-type="float">
            <text:p>1944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2">
          <table:table-cell table:style-name="ce7" office:value-type="float" office:value="1945" calcext:value-type="float">
            <text:p>1945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2">
          <table:table-cell table:style-name="ce7" office:value-type="float" office:value="1946" calcext:value-type="float">
            <text:p>1946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2">
          <table:table-cell table:style-name="ce7" office:value-type="float" office:value="1947" calcext:value-type="float">
            <text:p>1947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2">
          <table:table-cell table:style-name="ce7" office:value-type="float" office:value="1948" calcext:value-type="float">
            <text:p>1948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2">
          <table:table-cell table:style-name="ce7" office:value-type="float" office:value="1949" calcext:value-type="float">
            <text:p>1949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2">
          <table:table-cell table:style-name="ce7" office:value-type="float" office:value="1950" calcext:value-type="float">
            <text:p>1950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2">
          <table:table-cell table:style-name="ce7" office:value-type="float" office:value="1951" calcext:value-type="float">
            <text:p>1951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2">
          <table:table-cell table:style-name="ce7" office:value-type="float" office:value="1952" calcext:value-type="float">
            <text:p>1952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2">
          <table:table-cell table:style-name="ce7" office:value-type="float" office:value="1953" calcext:value-type="float">
            <text:p>1953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2">
          <table:table-cell table:style-name="ce7" office:value-type="float" office:value="1954" calcext:value-type="float">
            <text:p>1954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2">
          <table:table-cell table:style-name="ce7" office:value-type="float" office:value="1955" calcext:value-type="float">
            <text:p>1955</text:p>
          </table:table-cell>
          <table:table-cell table:style-name="ce9" table:formula="of:=66+2/12" office:value-type="float" office:value="66.1666666666667" calcext:value-type="float">
            <text:p>66.1666666666667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74 +1/6" office:value-type="float" office:value="74.1666666666667" calcext:value-type="float">
            <text:p>74.1666666666667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2">
          <table:table-cell table:style-name="ce7" office:value-type="float" office:value="1956" calcext:value-type="float">
            <text:p>1956</text:p>
          </table:table-cell>
          <table:table-cell table:style-name="ce9" table:formula="of:=66+4/12" office:value-type="float" office:value="66.3333333333333" calcext:value-type="float">
            <text:p>66.3333333333333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73 +1/3" office:value-type="float" office:value="73.3333333333333" calcext:value-type="float">
            <text:p>73.3333333333333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2">
          <table:table-cell table:style-name="ce7" office:value-type="float" office:value="1957" calcext:value-type="float">
            <text:p>1957</text:p>
          </table:table-cell>
          <table:table-cell table:style-name="ce9" table:formula="of:=66+6/12" office:value-type="float" office:value="66.5" calcext:value-type="float">
            <text:p>66.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2.5" calcext:value-type="float">
            <text:p>72.5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2">
          <table:table-cell table:style-name="ce7" office:value-type="float" office:value="1958" calcext:value-type="float">
            <text:p>1958</text:p>
          </table:table-cell>
          <table:table-cell table:style-name="ce9" table:formula="of:=66+8/12" office:value-type="float" office:value="66.6666666666667" calcext:value-type="float">
            <text:p>66.6666666666667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71 +2/3" office:value-type="float" office:value="71.6666666666667" calcext:value-type="float">
            <text:p>71.6666666666667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2">
          <table:table-cell table:style-name="ce7" office:value-type="float" office:value="1959" calcext:value-type="float">
            <text:p>1959</text:p>
          </table:table-cell>
          <table:table-cell table:style-name="ce9" table:formula="of:=66+10/12" office:value-type="float" office:value="66.8333333333333" calcext:value-type="float">
            <text:p>66.8333333333333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70 +5/6" office:value-type="float" office:value="70.8333333333333" calcext:value-type="float">
            <text:p>70.8333333333333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2">
          <table:table-cell table:style-name="ce7" office:value-type="float" office:value="1960" calcext:value-type="float">
            <text:p>1960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2">
          <table:table-cell table:style-name="ce7" office:value-type="float" office:value="1924" calcext:value-type="float">
            <text:p>1924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86 +2/3" office:value-type="float" office:value="86.6666666666667" calcext:value-type="float">
            <text:p>86.6666666666667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7" office:value-type="float" office:value="1925" calcext:value-type="float">
            <text:p>192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3.5" calcext:value-type="float">
            <text:p>3.5</text:p>
          </table:table-cell>
          <table:table-cell table:style-name="ce9" table:formula="of:=86 +2/3" office:value-type="float" office:value="86.6666666666667" calcext:value-type="float">
            <text:p>86.6666666666667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7" office:value-type="float" office:value="1926" calcext:value-type="float">
            <text:p>1926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3.5" calcext:value-type="float">
            <text:p>3.5</text:p>
          </table:table-cell>
          <table:table-cell table:style-name="ce9" table:formula="of:=86 +2/3" office:value-type="float" office:value="86.6666666666667" calcext:value-type="float">
            <text:p>86.6666666666667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7" office:value-type="float" office:value="1927" calcext:value-type="float">
            <text:p>1927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86 +2/3" office:value-type="float" office:value="86.6666666666667" calcext:value-type="float">
            <text:p>86.6666666666667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7" office:value-type="float" office:value="1928" calcext:value-type="float">
            <text:p>1928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86 +2/3" office:value-type="float" office:value="86.6666666666667" calcext:value-type="float">
            <text:p>86.6666666666667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7" office:value-type="float" office:value="1929" calcext:value-type="float">
            <text:p>1929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4.5" calcext:value-type="float">
            <text:p>4.5</text:p>
          </table:table-cell>
          <table:table-cell table:style-name="ce9" table:formula="of:=86 +2/3" office:value-type="float" office:value="86.6666666666667" calcext:value-type="float">
            <text:p>86.6666666666667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7" office:value-type="float" office:value="1930" calcext:value-type="float">
            <text:p>1930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4.5" calcext:value-type="float">
            <text:p>4.5</text:p>
          </table:table-cell>
          <table:table-cell table:style-name="ce9" table:formula="of:=86 +2/3" office:value-type="float" office:value="86.6666666666667" calcext:value-type="float">
            <text:p>86.6666666666667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7" office:value-type="float" office:value="1931" calcext:value-type="float">
            <text:p>193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86 +2/3" office:value-type="float" office:value="86.6666666666667" calcext:value-type="float">
            <text:p>86.6666666666667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7" office:value-type="float" office:value="1932" calcext:value-type="float">
            <text:p>1932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86 +2/3" office:value-type="float" office:value="86.6666666666667" calcext:value-type="float">
            <text:p>86.6666666666667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7" office:value-type="float" office:value="1933" calcext:value-type="float">
            <text:p>1933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5.5" calcext:value-type="float">
            <text:p>5.5</text:p>
          </table:table-cell>
          <table:table-cell table:style-name="ce9" table:formula="of:=86 +2/3" office:value-type="float" office:value="86.6666666666667" calcext:value-type="float">
            <text:p>86.6666666666667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7" office:value-type="float" office:value="1934" calcext:value-type="float">
            <text:p>1934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5.5" calcext:value-type="float">
            <text:p>5.5</text:p>
          </table:table-cell>
          <table:table-cell table:style-name="ce9" table:formula="of:=86 +2/3" office:value-type="float" office:value="86.6666666666667" calcext:value-type="float">
            <text:p>86.6666666666667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7" office:value-type="float" office:value="1935" calcext:value-type="float">
            <text:p>193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formula="of:=86 +2/3" office:value-type="float" office:value="86.6666666666667" calcext:value-type="float">
            <text:p>86.6666666666667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7" office:value-type="float" office:value="1936" calcext:value-type="float">
            <text:p>1936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formula="of:=86 +2/3" office:value-type="float" office:value="86.6666666666667" calcext:value-type="float">
            <text:p>86.6666666666667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7" office:value-type="float" office:value="1937" calcext:value-type="float">
            <text:p>1937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.5" calcext:value-type="float">
            <text:p>6.5</text:p>
          </table:table-cell>
          <table:table-cell table:style-name="ce9" table:formula="of:=86 +2/3" office:value-type="float" office:value="86.6666666666667" calcext:value-type="float">
            <text:p>86.6666666666667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7" office:value-type="float" office:value="1938" calcext:value-type="float">
            <text:p>1938</text:p>
          </table:table-cell>
          <table:table-cell table:style-name="ce9" table:formula="of:=65+2/12" office:value-type="float" office:value="65.1666666666667" calcext:value-type="float">
            <text:p>65.1666666666667</text:p>
          </table:table-cell>
          <table:table-cell table:style-name="ce9" office:value-type="float" office:value="6.5" calcext:value-type="float">
            <text:p>6.5</text:p>
          </table:table-cell>
          <table:table-cell table:style-name="ce9" table:formula="of:=85 +5/9" office:value-type="float" office:value="85.5555555555556" calcext:value-type="float">
            <text:p>85.5555555555556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7" office:value-type="float" office:value="1939" calcext:value-type="float">
            <text:p>1939</text:p>
          </table:table-cell>
          <table:table-cell table:style-name="ce9" table:formula="of:=65+4/12" office:value-type="float" office:value="65.3333333333333" calcext:value-type="float">
            <text:p>65.3333333333333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formula="of:=84 +4/9" office:value-type="float" office:value="84.4444444444444" calcext:value-type="float">
            <text:p>84.4444444444444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7" office:value-type="float" office:value="1940" calcext:value-type="float">
            <text:p>1940</text:p>
          </table:table-cell>
          <table:table-cell table:style-name="ce9" table:formula="of:=65+6/12" office:value-type="float" office:value="65.5" calcext:value-type="float">
            <text:p>65.5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formula="of:=83 +1/3" office:value-type="float" office:value="83.3333333333333" calcext:value-type="float">
            <text:p>83.3333333333333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7" office:value-type="float" office:value="1941" calcext:value-type="float">
            <text:p>1941</text:p>
          </table:table-cell>
          <table:table-cell table:style-name="ce9" table:formula="of:=65+8/12" office:value-type="float" office:value="65.6666666666667" calcext:value-type="float">
            <text:p>65.6666666666667</text:p>
          </table:table-cell>
          <table:table-cell table:style-name="ce9" office:value-type="float" office:value="7.5" calcext:value-type="float">
            <text:p>7.5</text:p>
          </table:table-cell>
          <table:table-cell table:style-name="ce9" table:formula="of:=82 +2/9" office:value-type="float" office:value="82.2222222222222" calcext:value-type="float">
            <text:p>82.2222222222222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7" office:value-type="float" office:value="1942" calcext:value-type="float">
            <text:p>1942</text:p>
          </table:table-cell>
          <table:table-cell table:style-name="ce9" table:formula="of:=65+10/12" office:value-type="float" office:value="65.8333333333333" calcext:value-type="float">
            <text:p>65.8333333333333</text:p>
          </table:table-cell>
          <table:table-cell table:style-name="ce9" office:value-type="float" office:value="7.5" calcext:value-type="float">
            <text:p>7.5</text:p>
          </table:table-cell>
          <table:table-cell table:style-name="ce9" table:formula="of:=81 +1/9" office:value-type="float" office:value="81.1111111111111" calcext:value-type="float">
            <text:p>81.1111111111111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7" office:value-type="float" office:value="1943" calcext:value-type="float">
            <text:p>1943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7" office:value-type="float" office:value="1944" calcext:value-type="float">
            <text:p>1944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7" office:value-type="float" office:value="1945" calcext:value-type="float">
            <text:p>1945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7" office:value-type="float" office:value="1946" calcext:value-type="float">
            <text:p>1946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7" office:value-type="float" office:value="1947" calcext:value-type="float">
            <text:p>1947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7" office:value-type="float" office:value="1948" calcext:value-type="float">
            <text:p>1948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7" office:value-type="float" office:value="1949" calcext:value-type="float">
            <text:p>1949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7" office:value-type="float" office:value="1950" calcext:value-type="float">
            <text:p>1950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7" office:value-type="float" office:value="1951" calcext:value-type="float">
            <text:p>1951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7" office:value-type="float" office:value="1952" calcext:value-type="float">
            <text:p>1952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7" office:value-type="float" office:value="1953" calcext:value-type="float">
            <text:p>1953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7" office:value-type="float" office:value="1954" calcext:value-type="float">
            <text:p>1954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7" office:value-type="float" office:value="1955" calcext:value-type="float">
            <text:p>1955</text:p>
          </table:table-cell>
          <table:table-cell table:style-name="ce9" table:formula="of:=66+2/12" office:value-type="float" office:value="66.1666666666667" calcext:value-type="float">
            <text:p>66.1666666666667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79 +1/6" office:value-type="float" office:value="79.1666666666667" calcext:value-type="float">
            <text:p>79.1666666666667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7" office:value-type="float" office:value="1956" calcext:value-type="float">
            <text:p>1956</text:p>
          </table:table-cell>
          <table:table-cell table:style-name="ce9" table:formula="of:=66+4/12" office:value-type="float" office:value="66.3333333333333" calcext:value-type="float">
            <text:p>66.3333333333333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78 +1/3" office:value-type="float" office:value="78.3333333333333" calcext:value-type="float">
            <text:p>78.3333333333333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7" office:value-type="float" office:value="1957" calcext:value-type="float">
            <text:p>1957</text:p>
          </table:table-cell>
          <table:table-cell table:style-name="ce9" table:formula="of:=66+6/12" office:value-type="float" office:value="66.5" calcext:value-type="float">
            <text:p>66.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7.5" calcext:value-type="float">
            <text:p>77.5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7" office:value-type="float" office:value="1958" calcext:value-type="float">
            <text:p>1958</text:p>
          </table:table-cell>
          <table:table-cell table:style-name="ce9" table:formula="of:=66+8/12" office:value-type="float" office:value="66.6666666666667" calcext:value-type="float">
            <text:p>66.6666666666667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76 +2/3" office:value-type="float" office:value="76.6666666666667" calcext:value-type="float">
            <text:p>76.6666666666667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7" office:value-type="float" office:value="1959" calcext:value-type="float">
            <text:p>1959</text:p>
          </table:table-cell>
          <table:table-cell table:style-name="ce9" table:formula="of:=66+10/12" office:value-type="float" office:value="66.8333333333333" calcext:value-type="float">
            <text:p>66.8333333333333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75 +5/6" office:value-type="float" office:value="75.8333333333333" calcext:value-type="float">
            <text:p>75.8333333333333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7" office:value-type="float" office:value="1960" calcext:value-type="float">
            <text:p>1960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7" office:value-type="float" office:value="1924" calcext:value-type="float">
            <text:p>1924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93 +1/3" office:value-type="float" office:value="93.3333333333333" calcext:value-type="float">
            <text:p>93.3333333333333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7" office:value-type="float" office:value="1925" calcext:value-type="float">
            <text:p>192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3.5" calcext:value-type="float">
            <text:p>3.5</text:p>
          </table:table-cell>
          <table:table-cell table:style-name="ce9" table:formula="of:=93 +1/3" office:value-type="float" office:value="93.3333333333333" calcext:value-type="float">
            <text:p>93.3333333333333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7" office:value-type="float" office:value="1926" calcext:value-type="float">
            <text:p>1926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3.5" calcext:value-type="float">
            <text:p>3.5</text:p>
          </table:table-cell>
          <table:table-cell table:style-name="ce9" table:formula="of:=93 +1/3" office:value-type="float" office:value="93.3333333333333" calcext:value-type="float">
            <text:p>93.3333333333333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7" office:value-type="float" office:value="1927" calcext:value-type="float">
            <text:p>1927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93 +1/3" office:value-type="float" office:value="93.3333333333333" calcext:value-type="float">
            <text:p>93.3333333333333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7" office:value-type="float" office:value="1928" calcext:value-type="float">
            <text:p>1928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93 +1/3" office:value-type="float" office:value="93.3333333333333" calcext:value-type="float">
            <text:p>93.3333333333333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7" office:value-type="float" office:value="1929" calcext:value-type="float">
            <text:p>1929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4.5" calcext:value-type="float">
            <text:p>4.5</text:p>
          </table:table-cell>
          <table:table-cell table:style-name="ce9" table:formula="of:=93 +1/3" office:value-type="float" office:value="93.3333333333333" calcext:value-type="float">
            <text:p>93.3333333333333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7" office:value-type="float" office:value="1930" calcext:value-type="float">
            <text:p>1930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4.5" calcext:value-type="float">
            <text:p>4.5</text:p>
          </table:table-cell>
          <table:table-cell table:style-name="ce9" table:formula="of:=93 +1/3" office:value-type="float" office:value="93.3333333333333" calcext:value-type="float">
            <text:p>93.3333333333333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7" office:value-type="float" office:value="1931" calcext:value-type="float">
            <text:p>193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93 +1/3" office:value-type="float" office:value="93.3333333333333" calcext:value-type="float">
            <text:p>93.3333333333333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7" office:value-type="float" office:value="1932" calcext:value-type="float">
            <text:p>1932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93 +1/3" office:value-type="float" office:value="93.3333333333333" calcext:value-type="float">
            <text:p>93.3333333333333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7" office:value-type="float" office:value="1933" calcext:value-type="float">
            <text:p>1933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5.5" calcext:value-type="float">
            <text:p>5.5</text:p>
          </table:table-cell>
          <table:table-cell table:style-name="ce9" table:formula="of:=93 +1/3" office:value-type="float" office:value="93.3333333333333" calcext:value-type="float">
            <text:p>93.3333333333333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7" office:value-type="float" office:value="1934" calcext:value-type="float">
            <text:p>1934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5.5" calcext:value-type="float">
            <text:p>5.5</text:p>
          </table:table-cell>
          <table:table-cell table:style-name="ce9" table:formula="of:=93 +1/3" office:value-type="float" office:value="93.3333333333333" calcext:value-type="float">
            <text:p>93.3333333333333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7" office:value-type="float" office:value="1935" calcext:value-type="float">
            <text:p>193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formula="of:=93 +1/3" office:value-type="float" office:value="93.3333333333333" calcext:value-type="float">
            <text:p>93.3333333333333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7" office:value-type="float" office:value="1936" calcext:value-type="float">
            <text:p>1936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formula="of:=93 +1/3" office:value-type="float" office:value="93.3333333333333" calcext:value-type="float">
            <text:p>93.3333333333333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7" office:value-type="float" office:value="1937" calcext:value-type="float">
            <text:p>1937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.5" calcext:value-type="float">
            <text:p>6.5</text:p>
          </table:table-cell>
          <table:table-cell table:style-name="ce9" table:formula="of:=93 +1/3" office:value-type="float" office:value="93.3333333333333" calcext:value-type="float">
            <text:p>93.3333333333333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7" office:value-type="float" office:value="1938" calcext:value-type="float">
            <text:p>1938</text:p>
          </table:table-cell>
          <table:table-cell table:style-name="ce9" table:formula="of:=65+2/12" office:value-type="float" office:value="65.1666666666667" calcext:value-type="float">
            <text:p>65.1666666666667</text:p>
          </table:table-cell>
          <table:table-cell table:style-name="ce9" office:value-type="float" office:value="6.5" calcext:value-type="float">
            <text:p>6.5</text:p>
          </table:table-cell>
          <table:table-cell table:style-name="ce9" table:formula="of:=92 +2/9" office:value-type="float" office:value="92.2222222222222" calcext:value-type="float">
            <text:p>92.2222222222222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7" office:value-type="float" office:value="1939" calcext:value-type="float">
            <text:p>1939</text:p>
          </table:table-cell>
          <table:table-cell table:style-name="ce9" table:formula="of:=65+4/12" office:value-type="float" office:value="65.3333333333333" calcext:value-type="float">
            <text:p>65.3333333333333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formula="of:=91 +1/9" office:value-type="float" office:value="91.1111111111111" calcext:value-type="float">
            <text:p>91.1111111111111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7" office:value-type="float" office:value="1940" calcext:value-type="float">
            <text:p>1940</text:p>
          </table:table-cell>
          <table:table-cell table:style-name="ce9" table:formula="of:=65+6/12" office:value-type="float" office:value="65.5" calcext:value-type="float">
            <text:p>65.5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7" office:value-type="float" office:value="1941" calcext:value-type="float">
            <text:p>1941</text:p>
          </table:table-cell>
          <table:table-cell table:style-name="ce9" table:formula="of:=65+8/12" office:value-type="float" office:value="65.6666666666667" calcext:value-type="float">
            <text:p>65.6666666666667</text:p>
          </table:table-cell>
          <table:table-cell table:style-name="ce9" office:value-type="float" office:value="7.5" calcext:value-type="float">
            <text:p>7.5</text:p>
          </table:table-cell>
          <table:table-cell table:style-name="ce9" table:formula="of:=88 +8/9" office:value-type="float" office:value="88.8888888888889" calcext:value-type="float">
            <text:p>88.8888888888889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7" office:value-type="float" office:value="1942" calcext:value-type="float">
            <text:p>1942</text:p>
          </table:table-cell>
          <table:table-cell table:style-name="ce9" table:formula="of:=65+10/12" office:value-type="float" office:value="65.8333333333333" calcext:value-type="float">
            <text:p>65.8333333333333</text:p>
          </table:table-cell>
          <table:table-cell table:style-name="ce9" office:value-type="float" office:value="7.5" calcext:value-type="float">
            <text:p>7.5</text:p>
          </table:table-cell>
          <table:table-cell table:style-name="ce9" table:formula="of:=87 +7/9" office:value-type="float" office:value="87.7777777777778" calcext:value-type="float">
            <text:p>87.7777777777778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7" office:value-type="float" office:value="1943" calcext:value-type="float">
            <text:p>1943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86 +2/3" office:value-type="float" office:value="86.6666666666667" calcext:value-type="float">
            <text:p>86.6666666666667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7" office:value-type="float" office:value="1944" calcext:value-type="float">
            <text:p>1944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86 +2/3" office:value-type="float" office:value="86.6666666666667" calcext:value-type="float">
            <text:p>86.6666666666667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7" office:value-type="float" office:value="1945" calcext:value-type="float">
            <text:p>1945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86 +2/3" office:value-type="float" office:value="86.6666666666667" calcext:value-type="float">
            <text:p>86.6666666666667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7" office:value-type="float" office:value="1946" calcext:value-type="float">
            <text:p>1946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86 +2/3" office:value-type="float" office:value="86.6666666666667" calcext:value-type="float">
            <text:p>86.6666666666667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7" office:value-type="float" office:value="1947" calcext:value-type="float">
            <text:p>1947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86 +2/3" office:value-type="float" office:value="86.6666666666667" calcext:value-type="float">
            <text:p>86.6666666666667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7" office:value-type="float" office:value="1948" calcext:value-type="float">
            <text:p>1948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86 +2/3" office:value-type="float" office:value="86.6666666666667" calcext:value-type="float">
            <text:p>86.6666666666667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7" office:value-type="float" office:value="1949" calcext:value-type="float">
            <text:p>1949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86 +2/3" office:value-type="float" office:value="86.6666666666667" calcext:value-type="float">
            <text:p>86.6666666666667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7" office:value-type="float" office:value="1950" calcext:value-type="float">
            <text:p>1950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86 +2/3" office:value-type="float" office:value="86.6666666666667" calcext:value-type="float">
            <text:p>86.6666666666667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7" office:value-type="float" office:value="1951" calcext:value-type="float">
            <text:p>1951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86 +2/3" office:value-type="float" office:value="86.6666666666667" calcext:value-type="float">
            <text:p>86.6666666666667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7" office:value-type="float" office:value="1952" calcext:value-type="float">
            <text:p>1952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86 +2/3" office:value-type="float" office:value="86.6666666666667" calcext:value-type="float">
            <text:p>86.6666666666667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7" office:value-type="float" office:value="1953" calcext:value-type="float">
            <text:p>1953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86 +2/3" office:value-type="float" office:value="86.6666666666667" calcext:value-type="float">
            <text:p>86.6666666666667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7" office:value-type="float" office:value="1954" calcext:value-type="float">
            <text:p>1954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86 +2/3" office:value-type="float" office:value="86.6666666666667" calcext:value-type="float">
            <text:p>86.6666666666667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7" office:value-type="float" office:value="1955" calcext:value-type="float">
            <text:p>1955</text:p>
          </table:table-cell>
          <table:table-cell table:style-name="ce9" table:formula="of:=66+2/12" office:value-type="float" office:value="66.1666666666667" calcext:value-type="float">
            <text:p>66.1666666666667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85 +5/9" office:value-type="float" office:value="85.5555555555556" calcext:value-type="float">
            <text:p>85.5555555555556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7" office:value-type="float" office:value="1956" calcext:value-type="float">
            <text:p>1956</text:p>
          </table:table-cell>
          <table:table-cell table:style-name="ce9" table:formula="of:=66+4/12" office:value-type="float" office:value="66.3333333333333" calcext:value-type="float">
            <text:p>66.3333333333333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84 +4/9" office:value-type="float" office:value="84.4444444444444" calcext:value-type="float">
            <text:p>84.4444444444444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7" office:value-type="float" office:value="1957" calcext:value-type="float">
            <text:p>1957</text:p>
          </table:table-cell>
          <table:table-cell table:style-name="ce9" table:formula="of:=66+6/12" office:value-type="float" office:value="66.5" calcext:value-type="float">
            <text:p>66.5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83 +1/3" office:value-type="float" office:value="83.3333333333333" calcext:value-type="float">
            <text:p>83.3333333333333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7" office:value-type="float" office:value="1958" calcext:value-type="float">
            <text:p>1958</text:p>
          </table:table-cell>
          <table:table-cell table:style-name="ce9" table:formula="of:=66+8/12" office:value-type="float" office:value="66.6666666666667" calcext:value-type="float">
            <text:p>66.6666666666667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82 +2/9" office:value-type="float" office:value="82.2222222222222" calcext:value-type="float">
            <text:p>82.2222222222222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7" office:value-type="float" office:value="1959" calcext:value-type="float">
            <text:p>1959</text:p>
          </table:table-cell>
          <table:table-cell table:style-name="ce9" table:formula="of:=66+10/12" office:value-type="float" office:value="66.8333333333333" calcext:value-type="float">
            <text:p>66.8333333333333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81 +1/9" office:value-type="float" office:value="81.1111111111111" calcext:value-type="float">
            <text:p>81.1111111111111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7" office:value-type="float" office:value="1960" calcext:value-type="float">
            <text:p>1960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7" office:value-type="float" office:value="1924" calcext:value-type="float">
            <text:p>1924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7" office:value-type="float" office:value="1925" calcext:value-type="float">
            <text:p>192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3.5" calcext:value-type="float">
            <text:p>3.5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7" office:value-type="float" office:value="1926" calcext:value-type="float">
            <text:p>1926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3.5" calcext:value-type="float">
            <text:p>3.5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7" office:value-type="float" office:value="1927" calcext:value-type="float">
            <text:p>1927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7" office:value-type="float" office:value="1928" calcext:value-type="float">
            <text:p>1928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7" office:value-type="float" office:value="1929" calcext:value-type="float">
            <text:p>1929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7" office:value-type="float" office:value="1930" calcext:value-type="float">
            <text:p>1930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7" office:value-type="float" office:value="1931" calcext:value-type="float">
            <text:p>193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7" office:value-type="float" office:value="1932" calcext:value-type="float">
            <text:p>1932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7" office:value-type="float" office:value="1933" calcext:value-type="float">
            <text:p>1933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5.5" calcext:value-type="float">
            <text:p>5.5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7" office:value-type="float" office:value="1934" calcext:value-type="float">
            <text:p>1934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5.5" calcext:value-type="float">
            <text:p>5.5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7" office:value-type="float" office:value="1935" calcext:value-type="float">
            <text:p>193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7" office:value-type="float" office:value="1936" calcext:value-type="float">
            <text:p>1936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7" office:value-type="float" office:value="1937" calcext:value-type="float">
            <text:p>1937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.5" calcext:value-type="float">
            <text:p>6.5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7" office:value-type="float" office:value="1938" calcext:value-type="float">
            <text:p>1938</text:p>
          </table:table-cell>
          <table:table-cell table:style-name="ce9" table:formula="of:=65+2/12" office:value-type="float" office:value="65.1666666666667" calcext:value-type="float">
            <text:p>65.1666666666667</text:p>
          </table:table-cell>
          <table:table-cell table:style-name="ce9" office:value-type="float" office:value="6.5" calcext:value-type="float">
            <text:p>6.5</text:p>
          </table:table-cell>
          <table:table-cell table:style-name="ce9" table:formula="of:=98 +8/9" office:value-type="float" office:value="98.8888888888889" calcext:value-type="float">
            <text:p>98.8888888888889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7" office:value-type="float" office:value="1939" calcext:value-type="float">
            <text:p>1939</text:p>
          </table:table-cell>
          <table:table-cell table:style-name="ce9" table:formula="of:=65+4/12" office:value-type="float" office:value="65.3333333333333" calcext:value-type="float">
            <text:p>65.3333333333333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formula="of:=97 +7/9" office:value-type="float" office:value="97.7777777777778" calcext:value-type="float">
            <text:p>97.7777777777778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7" office:value-type="float" office:value="1940" calcext:value-type="float">
            <text:p>1940</text:p>
          </table:table-cell>
          <table:table-cell table:style-name="ce9" table:formula="of:=65+6/12" office:value-type="float" office:value="65.5" calcext:value-type="float">
            <text:p>65.5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formula="of:=96 +2/3" office:value-type="float" office:value="96.6666666666667" calcext:value-type="float">
            <text:p>96.6666666666667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7" office:value-type="float" office:value="1941" calcext:value-type="float">
            <text:p>1941</text:p>
          </table:table-cell>
          <table:table-cell table:style-name="ce9" table:formula="of:=65+8/12" office:value-type="float" office:value="65.6666666666667" calcext:value-type="float">
            <text:p>65.6666666666667</text:p>
          </table:table-cell>
          <table:table-cell table:style-name="ce9" office:value-type="float" office:value="7.5" calcext:value-type="float">
            <text:p>7.5</text:p>
          </table:table-cell>
          <table:table-cell table:style-name="ce9" table:formula="of:=95 +5/9" office:value-type="float" office:value="95.5555555555556" calcext:value-type="float">
            <text:p>95.5555555555556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7" office:value-type="float" office:value="1942" calcext:value-type="float">
            <text:p>1942</text:p>
          </table:table-cell>
          <table:table-cell table:style-name="ce9" table:formula="of:=65+10/12" office:value-type="float" office:value="65.8333333333333" calcext:value-type="float">
            <text:p>65.8333333333333</text:p>
          </table:table-cell>
          <table:table-cell table:style-name="ce9" office:value-type="float" office:value="7.5" calcext:value-type="float">
            <text:p>7.5</text:p>
          </table:table-cell>
          <table:table-cell table:style-name="ce9" table:formula="of:=94 +4/9" office:value-type="float" office:value="94.4444444444444" calcext:value-type="float">
            <text:p>94.4444444444444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7" office:value-type="float" office:value="1943" calcext:value-type="float">
            <text:p>1943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93 +1/3" office:value-type="float" office:value="93.3333333333333" calcext:value-type="float">
            <text:p>93.3333333333333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7" office:value-type="float" office:value="1944" calcext:value-type="float">
            <text:p>1944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93 +1/3" office:value-type="float" office:value="93.3333333333333" calcext:value-type="float">
            <text:p>93.3333333333333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7" office:value-type="float" office:value="1945" calcext:value-type="float">
            <text:p>1945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93 +1/3" office:value-type="float" office:value="93.3333333333333" calcext:value-type="float">
            <text:p>93.3333333333333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7" office:value-type="float" office:value="1946" calcext:value-type="float">
            <text:p>1946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93 +1/3" office:value-type="float" office:value="93.3333333333333" calcext:value-type="float">
            <text:p>93.3333333333333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7" office:value-type="float" office:value="1947" calcext:value-type="float">
            <text:p>1947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93 +1/3" office:value-type="float" office:value="93.3333333333333" calcext:value-type="float">
            <text:p>93.3333333333333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7" office:value-type="float" office:value="1948" calcext:value-type="float">
            <text:p>1948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93 +1/3" office:value-type="float" office:value="93.3333333333333" calcext:value-type="float">
            <text:p>93.3333333333333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7" office:value-type="float" office:value="1949" calcext:value-type="float">
            <text:p>1949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93 +1/3" office:value-type="float" office:value="93.3333333333333" calcext:value-type="float">
            <text:p>93.3333333333333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7" office:value-type="float" office:value="1950" calcext:value-type="float">
            <text:p>1950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93 +1/3" office:value-type="float" office:value="93.3333333333333" calcext:value-type="float">
            <text:p>93.3333333333333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7" office:value-type="float" office:value="1951" calcext:value-type="float">
            <text:p>1951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93 +1/3" office:value-type="float" office:value="93.3333333333333" calcext:value-type="float">
            <text:p>93.3333333333333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7" office:value-type="float" office:value="1952" calcext:value-type="float">
            <text:p>1952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93 +1/3" office:value-type="float" office:value="93.3333333333333" calcext:value-type="float">
            <text:p>93.3333333333333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7" office:value-type="float" office:value="1953" calcext:value-type="float">
            <text:p>1953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93 +1/3" office:value-type="float" office:value="93.3333333333333" calcext:value-type="float">
            <text:p>93.3333333333333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7" office:value-type="float" office:value="1954" calcext:value-type="float">
            <text:p>1954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93 +1/3" office:value-type="float" office:value="93.3333333333333" calcext:value-type="float">
            <text:p>93.3333333333333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7" office:value-type="float" office:value="1955" calcext:value-type="float">
            <text:p>1955</text:p>
          </table:table-cell>
          <table:table-cell table:style-name="ce9" table:formula="of:=66+2/12" office:value-type="float" office:value="66.1666666666667" calcext:value-type="float">
            <text:p>66.1666666666667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92 +2/9" office:value-type="float" office:value="92.2222222222222" calcext:value-type="float">
            <text:p>92.2222222222222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7" office:value-type="float" office:value="1956" calcext:value-type="float">
            <text:p>1956</text:p>
          </table:table-cell>
          <table:table-cell table:style-name="ce9" table:formula="of:=66+4/12" office:value-type="float" office:value="66.3333333333333" calcext:value-type="float">
            <text:p>66.3333333333333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91 +1/9" office:value-type="float" office:value="91.1111111111111" calcext:value-type="float">
            <text:p>91.1111111111111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7" office:value-type="float" office:value="1957" calcext:value-type="float">
            <text:p>1957</text:p>
          </table:table-cell>
          <table:table-cell table:style-name="ce9" table:formula="of:=66+6/12" office:value-type="float" office:value="66.5" calcext:value-type="float">
            <text:p>66.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7" office:value-type="float" office:value="1958" calcext:value-type="float">
            <text:p>1958</text:p>
          </table:table-cell>
          <table:table-cell table:style-name="ce9" table:formula="of:=66+8/12" office:value-type="float" office:value="66.6666666666667" calcext:value-type="float">
            <text:p>66.6666666666667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88 +8/9" office:value-type="float" office:value="88.8888888888889" calcext:value-type="float">
            <text:p>88.8888888888889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7" office:value-type="float" office:value="1959" calcext:value-type="float">
            <text:p>1959</text:p>
          </table:table-cell>
          <table:table-cell table:style-name="ce9" table:formula="of:=66+10/12" office:value-type="float" office:value="66.8333333333333" calcext:value-type="float">
            <text:p>66.8333333333333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87 +7/9" office:value-type="float" office:value="87.7777777777778" calcext:value-type="float">
            <text:p>87.7777777777778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7" office:value-type="float" office:value="1960" calcext:value-type="float">
            <text:p>1960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86 +2/3" office:value-type="float" office:value="86.6666666666667" calcext:value-type="float">
            <text:p>86.6666666666667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7" office:value-type="float" office:value="1924" calcext:value-type="float">
            <text:p>1924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03" calcext:value-type="float">
            <text:p>103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7" office:value-type="float" office:value="1925" calcext:value-type="float">
            <text:p>192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3.5" calcext:value-type="float">
            <text:p>3.5</text:p>
          </table:table-cell>
          <table:table-cell table:style-name="ce9" office:value-type="float" office:value="103.5" calcext:value-type="float">
            <text:p>103.5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7" office:value-type="float" office:value="1926" calcext:value-type="float">
            <text:p>1926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3.5" calcext:value-type="float">
            <text:p>3.5</text:p>
          </table:table-cell>
          <table:table-cell table:style-name="ce9" office:value-type="float" office:value="103.5" calcext:value-type="float">
            <text:p>103.5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7" office:value-type="float" office:value="1927" calcext:value-type="float">
            <text:p>1927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04" calcext:value-type="float">
            <text:p>104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7" office:value-type="float" office:value="1928" calcext:value-type="float">
            <text:p>1928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04" calcext:value-type="float">
            <text:p>104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7" office:value-type="float" office:value="1929" calcext:value-type="float">
            <text:p>1929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104.5" calcext:value-type="float">
            <text:p>104.5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7" office:value-type="float" office:value="1930" calcext:value-type="float">
            <text:p>1930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104.5" calcext:value-type="float">
            <text:p>104.5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7" office:value-type="float" office:value="1931" calcext:value-type="float">
            <text:p>193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05" calcext:value-type="float">
            <text:p>105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7" office:value-type="float" office:value="1932" calcext:value-type="float">
            <text:p>1932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05" calcext:value-type="float">
            <text:p>105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7" office:value-type="float" office:value="1933" calcext:value-type="float">
            <text:p>1933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5.5" calcext:value-type="float">
            <text:p>5.5</text:p>
          </table:table-cell>
          <table:table-cell table:style-name="ce9" office:value-type="float" office:value="105.5" calcext:value-type="float">
            <text:p>105.5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7" office:value-type="float" office:value="1934" calcext:value-type="float">
            <text:p>1934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5.5" calcext:value-type="float">
            <text:p>5.5</text:p>
          </table:table-cell>
          <table:table-cell table:style-name="ce9" office:value-type="float" office:value="105.5" calcext:value-type="float">
            <text:p>105.5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7" office:value-type="float" office:value="1935" calcext:value-type="float">
            <text:p>193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06" calcext:value-type="float">
            <text:p>106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7" office:value-type="float" office:value="1936" calcext:value-type="float">
            <text:p>1936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06" calcext:value-type="float">
            <text:p>106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7" office:value-type="float" office:value="1937" calcext:value-type="float">
            <text:p>1937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.5" calcext:value-type="float">
            <text:p>6.5</text:p>
          </table:table-cell>
          <table:table-cell table:style-name="ce9" office:value-type="float" office:value="106.5" calcext:value-type="float">
            <text:p>106.5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7" office:value-type="float" office:value="1938" calcext:value-type="float">
            <text:p>1938</text:p>
          </table:table-cell>
          <table:table-cell table:style-name="ce9" table:formula="of:=65+2/12" office:value-type="float" office:value="65.1666666666667" calcext:value-type="float">
            <text:p>65.1666666666667</text:p>
          </table:table-cell>
          <table:table-cell table:style-name="ce9" office:value-type="float" office:value="6.5" calcext:value-type="float">
            <text:p>6.5</text:p>
          </table:table-cell>
          <table:table-cell table:style-name="ce9" table:formula="of:=105 +5/12" office:value-type="float" office:value="105.416666666667" calcext:value-type="float">
            <text:p>105.416666666667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7" office:value-type="float" office:value="1939" calcext:value-type="float">
            <text:p>1939</text:p>
          </table:table-cell>
          <table:table-cell table:style-name="ce9" table:formula="of:=65+4/12" office:value-type="float" office:value="65.3333333333333" calcext:value-type="float">
            <text:p>65.3333333333333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formula="of:=104 +2/3" office:value-type="float" office:value="104.666666666667" calcext:value-type="float">
            <text:p>104.666666666667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7" office:value-type="float" office:value="1940" calcext:value-type="float">
            <text:p>1940</text:p>
          </table:table-cell>
          <table:table-cell table:style-name="ce9" table:formula="of:=65+6/12" office:value-type="float" office:value="65.5" calcext:value-type="float">
            <text:p>65.5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03.5" calcext:value-type="float">
            <text:p>103.5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7" office:value-type="float" office:value="1941" calcext:value-type="float">
            <text:p>1941</text:p>
          </table:table-cell>
          <table:table-cell table:style-name="ce9" table:formula="of:=65+8/12" office:value-type="float" office:value="65.6666666666667" calcext:value-type="float">
            <text:p>65.6666666666667</text:p>
          </table:table-cell>
          <table:table-cell table:style-name="ce9" office:value-type="float" office:value="7.5" calcext:value-type="float">
            <text:p>7.5</text:p>
          </table:table-cell>
          <table:table-cell table:style-name="ce9" office:value-type="float" office:value="102.5" calcext:value-type="float">
            <text:p>102.5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7" office:value-type="float" office:value="1942" calcext:value-type="float">
            <text:p>1942</text:p>
          </table:table-cell>
          <table:table-cell table:style-name="ce9" table:formula="of:=65+10/12" office:value-type="float" office:value="65.8333333333333" calcext:value-type="float">
            <text:p>65.8333333333333</text:p>
          </table:table-cell>
          <table:table-cell table:style-name="ce9" office:value-type="float" office:value="7.5" calcext:value-type="float">
            <text:p>7.5</text:p>
          </table:table-cell>
          <table:table-cell table:style-name="ce9" office:value-type="float" office:value="101.25" calcext:value-type="float">
            <text:p>101.25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7" office:value-type="float" office:value="1943" calcext:value-type="float">
            <text:p>1943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7" office:value-type="float" office:value="1944" calcext:value-type="float">
            <text:p>1944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7" office:value-type="float" office:value="1945" calcext:value-type="float">
            <text:p>1945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7" office:value-type="float" office:value="1946" calcext:value-type="float">
            <text:p>1946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7" office:value-type="float" office:value="1947" calcext:value-type="float">
            <text:p>1947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7" office:value-type="float" office:value="1948" calcext:value-type="float">
            <text:p>1948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7" office:value-type="float" office:value="1949" calcext:value-type="float">
            <text:p>1949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7" office:value-type="float" office:value="1950" calcext:value-type="float">
            <text:p>1950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7" office:value-type="float" office:value="1951" calcext:value-type="float">
            <text:p>1951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7" office:value-type="float" office:value="1952" calcext:value-type="float">
            <text:p>1952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7" office:value-type="float" office:value="1953" calcext:value-type="float">
            <text:p>1953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7" office:value-type="float" office:value="1954" calcext:value-type="float">
            <text:p>1954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7" office:value-type="float" office:value="1955" calcext:value-type="float">
            <text:p>1955</text:p>
          </table:table-cell>
          <table:table-cell table:style-name="ce9" table:formula="of:=66+2/12" office:value-type="float" office:value="66.1666666666667" calcext:value-type="float">
            <text:p>66.1666666666667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98 +8/9" office:value-type="float" office:value="98.8888888888889" calcext:value-type="float">
            <text:p>98.8888888888889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7" office:value-type="float" office:value="1956" calcext:value-type="float">
            <text:p>1956</text:p>
          </table:table-cell>
          <table:table-cell table:style-name="ce9" table:formula="of:=66+4/12" office:value-type="float" office:value="66.3333333333333" calcext:value-type="float">
            <text:p>66.3333333333333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97 +7/9" office:value-type="float" office:value="97.7777777777778" calcext:value-type="float">
            <text:p>97.7777777777778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7" office:value-type="float" office:value="1957" calcext:value-type="float">
            <text:p>1957</text:p>
          </table:table-cell>
          <table:table-cell table:style-name="ce9" table:formula="of:=66+6/12" office:value-type="float" office:value="66.5" calcext:value-type="float">
            <text:p>66.5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96 +2/3" office:value-type="float" office:value="96.6666666666667" calcext:value-type="float">
            <text:p>96.6666666666667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7" office:value-type="float" office:value="1958" calcext:value-type="float">
            <text:p>1958</text:p>
          </table:table-cell>
          <table:table-cell table:style-name="ce9" table:formula="of:=66+8/12" office:value-type="float" office:value="66.6666666666667" calcext:value-type="float">
            <text:p>66.6666666666667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95 +5/9" office:value-type="float" office:value="95.5555555555556" calcext:value-type="float">
            <text:p>95.5555555555556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7" office:value-type="float" office:value="1959" calcext:value-type="float">
            <text:p>1959</text:p>
          </table:table-cell>
          <table:table-cell table:style-name="ce9" table:formula="of:=66+10/12" office:value-type="float" office:value="66.8333333333333" calcext:value-type="float">
            <text:p>66.8333333333333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94 +4/9" office:value-type="float" office:value="94.4444444444444" calcext:value-type="float">
            <text:p>94.4444444444444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7" office:value-type="float" office:value="1960" calcext:value-type="float">
            <text:p>1960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93 +1/3" office:value-type="float" office:value="93.3333333333333" calcext:value-type="float">
            <text:p>93.3333333333333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7" office:value-type="float" office:value="1924" calcext:value-type="float">
            <text:p>1924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06" calcext:value-type="float">
            <text:p>10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ce10" table:number-columns-repeated="2"/>
          <table:table-cell table:number-columns-repeated="1015"/>
        </table:table-row>
        <table:table-row table:style-name="ro2">
          <table:table-cell table:style-name="ce7" office:value-type="float" office:value="1925" calcext:value-type="float">
            <text:p>192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3.5" calcext:value-type="float">
            <text:p>3.5</text:p>
          </table:table-cell>
          <table:table-cell table:style-name="ce9" office:value-type="float" office:value="107" calcext:value-type="float">
            <text:p>107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926" calcext:value-type="float">
            <text:p>1926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3.5" calcext:value-type="float">
            <text:p>3.5</text:p>
          </table:table-cell>
          <table:table-cell table:style-name="ce9" office:value-type="float" office:value="107" calcext:value-type="float">
            <text:p>107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927" calcext:value-type="float">
            <text:p>1927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928" calcext:value-type="float">
            <text:p>1928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929" calcext:value-type="float">
            <text:p>1929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109" calcext:value-type="float">
            <text:p>109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930" calcext:value-type="float">
            <text:p>1930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109" calcext:value-type="float">
            <text:p>109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931" calcext:value-type="float">
            <text:p>193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10" calcext:value-type="float">
            <text:p>11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932" calcext:value-type="float">
            <text:p>1932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10" calcext:value-type="float">
            <text:p>11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933" calcext:value-type="float">
            <text:p>1933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5.5" calcext:value-type="float">
            <text:p>5.5</text:p>
          </table:table-cell>
          <table:table-cell table:style-name="ce9" office:value-type="float" office:value="111" calcext:value-type="float">
            <text:p>111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934" calcext:value-type="float">
            <text:p>1934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5.5" calcext:value-type="float">
            <text:p>5.5</text:p>
          </table:table-cell>
          <table:table-cell table:style-name="ce9" office:value-type="float" office:value="111" calcext:value-type="float">
            <text:p>111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935" calcext:value-type="float">
            <text:p>193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12" calcext:value-type="float">
            <text:p>112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936" calcext:value-type="float">
            <text:p>1936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12" calcext:value-type="float">
            <text:p>112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937" calcext:value-type="float">
            <text:p>1937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.5" calcext:value-type="float">
            <text:p>6.5</text:p>
          </table:table-cell>
          <table:table-cell table:style-name="ce9" office:value-type="float" office:value="113" calcext:value-type="float">
            <text:p>113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938" calcext:value-type="float">
            <text:p>1938</text:p>
          </table:table-cell>
          <table:table-cell table:style-name="ce9" table:formula="of:=65+2/12" office:value-type="float" office:value="65.1666666666667" calcext:value-type="float">
            <text:p>65.1666666666667</text:p>
          </table:table-cell>
          <table:table-cell table:style-name="ce9" office:value-type="float" office:value="6.5" calcext:value-type="float">
            <text:p>6.5</text:p>
          </table:table-cell>
          <table:table-cell table:style-name="ce9" table:formula="of:=111 +11/12" office:value-type="float" office:value="111.916666666667" calcext:value-type="float">
            <text:p>111.916666666667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939" calcext:value-type="float">
            <text:p>1939</text:p>
          </table:table-cell>
          <table:table-cell table:style-name="ce9" table:formula="of:=65+4/12" office:value-type="float" office:value="65.3333333333333" calcext:value-type="float">
            <text:p>65.3333333333333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formula="of:=111 +2/3" office:value-type="float" office:value="111.666666666667" calcext:value-type="float">
            <text:p>111.666666666667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940" calcext:value-type="float">
            <text:p>1940</text:p>
          </table:table-cell>
          <table:table-cell table:style-name="ce9" table:formula="of:=65+6/12" office:value-type="float" office:value="65.5" calcext:value-type="float">
            <text:p>65.5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10.5" calcext:value-type="float">
            <text:p>110.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941" calcext:value-type="float">
            <text:p>1941</text:p>
          </table:table-cell>
          <table:table-cell table:style-name="ce9" table:formula="of:=65+8/12" office:value-type="float" office:value="65.6666666666667" calcext:value-type="float">
            <text:p>65.6666666666667</text:p>
          </table:table-cell>
          <table:table-cell table:style-name="ce9" office:value-type="float" office:value="7.5" calcext:value-type="float">
            <text:p>7.5</text:p>
          </table:table-cell>
          <table:table-cell table:style-name="ce9" office:value-type="float" office:value="110" calcext:value-type="float">
            <text:p>11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942" calcext:value-type="float">
            <text:p>1942</text:p>
          </table:table-cell>
          <table:table-cell table:style-name="ce9" table:formula="of:=65+10/12" office:value-type="float" office:value="65.8333333333333" calcext:value-type="float">
            <text:p>65.8333333333333</text:p>
          </table:table-cell>
          <table:table-cell table:style-name="ce9" office:value-type="float" office:value="7.5" calcext:value-type="float">
            <text:p>7.5</text:p>
          </table:table-cell>
          <table:table-cell table:style-name="ce9" table:formula="of:=108 +3/4" office:value-type="float" office:value="108.75" calcext:value-type="float">
            <text:p>108.7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943" calcext:value-type="float">
            <text:p>1943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944" calcext:value-type="float">
            <text:p>1944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945" calcext:value-type="float">
            <text:p>1945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946" calcext:value-type="float">
            <text:p>1946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947" calcext:value-type="float">
            <text:p>1947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948" calcext:value-type="float">
            <text:p>1948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949" calcext:value-type="float">
            <text:p>1949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950" calcext:value-type="float">
            <text:p>1950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951" calcext:value-type="float">
            <text:p>1951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952" calcext:value-type="float">
            <text:p>1952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953" calcext:value-type="float">
            <text:p>1953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954" calcext:value-type="float">
            <text:p>1954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955" calcext:value-type="float">
            <text:p>1955</text:p>
          </table:table-cell>
          <table:table-cell table:style-name="ce9" table:formula="of:=66+2/12" office:value-type="float" office:value="66.1666666666667" calcext:value-type="float">
            <text:p>66.1666666666667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106 +2/3" office:value-type="float" office:value="106.666666666667" calcext:value-type="float">
            <text:p>106.666666666667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956" calcext:value-type="float">
            <text:p>1956</text:p>
          </table:table-cell>
          <table:table-cell table:style-name="ce9" table:formula="of:=66+4/12" office:value-type="float" office:value="66.3333333333333" calcext:value-type="float">
            <text:p>66.3333333333333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105 +1/3" office:value-type="float" office:value="105.333333333333" calcext:value-type="float">
            <text:p>105.333333333333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957" calcext:value-type="float">
            <text:p>1957</text:p>
          </table:table-cell>
          <table:table-cell table:style-name="ce9" table:formula="of:=66+6/12" office:value-type="float" office:value="66.5" calcext:value-type="float">
            <text:p>66.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04" calcext:value-type="float">
            <text:p>104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958" calcext:value-type="float">
            <text:p>1958</text:p>
          </table:table-cell>
          <table:table-cell table:style-name="ce9" table:formula="of:=66+8/12" office:value-type="float" office:value="66.6666666666667" calcext:value-type="float">
            <text:p>66.6666666666667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102 +2/3" office:value-type="float" office:value="102.666666666667" calcext:value-type="float">
            <text:p>102.666666666667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959" calcext:value-type="float">
            <text:p>1959</text:p>
          </table:table-cell>
          <table:table-cell table:style-name="ce9" table:formula="of:=66+10/12" office:value-type="float" office:value="66.8333333333333" calcext:value-type="float">
            <text:p>66.8333333333333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101 +1/3" office:value-type="float" office:value="101.333333333333" calcext:value-type="float">
            <text:p>101.333333333333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960" calcext:value-type="float">
            <text:p>1960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924" calcext:value-type="float">
            <text:p>1924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925" calcext:value-type="float">
            <text:p>192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3.5" calcext:value-type="float">
            <text:p>3.5</text:p>
          </table:table-cell>
          <table:table-cell table:style-name="ce9" office:value-type="float" office:value="117.5" calcext:value-type="float">
            <text:p>117.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7" office:value-type="float" office:value="1926" calcext:value-type="float">
            <text:p>1926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3.5" calcext:value-type="float">
            <text:p>3.5</text:p>
          </table:table-cell>
          <table:table-cell table:style-name="ce9" office:value-type="float" office:value="117.5" calcext:value-type="float">
            <text:p>117.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7" office:value-type="float" office:value="1927" calcext:value-type="float">
            <text:p>1927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7" office:value-type="float" office:value="1928" calcext:value-type="float">
            <text:p>1928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7" office:value-type="float" office:value="1929" calcext:value-type="float">
            <text:p>1929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122.5" calcext:value-type="float">
            <text:p>122.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7" office:value-type="float" office:value="1930" calcext:value-type="float">
            <text:p>1930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122.5" calcext:value-type="float">
            <text:p>122.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7" office:value-type="float" office:value="1931" calcext:value-type="float">
            <text:p>193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7" office:value-type="float" office:value="1932" calcext:value-type="float">
            <text:p>1932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7" office:value-type="float" office:value="1933" calcext:value-type="float">
            <text:p>1933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5.5" calcext:value-type="float">
            <text:p>5.5</text:p>
          </table:table-cell>
          <table:table-cell table:style-name="ce9" office:value-type="float" office:value="127.5" calcext:value-type="float">
            <text:p>127.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7" office:value-type="float" office:value="1934" calcext:value-type="float">
            <text:p>1934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5.5" calcext:value-type="float">
            <text:p>5.5</text:p>
          </table:table-cell>
          <table:table-cell table:style-name="ce9" office:value-type="float" office:value="127.5" calcext:value-type="float">
            <text:p>127.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7" office:value-type="float" office:value="1935" calcext:value-type="float">
            <text:p>193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7" office:value-type="float" office:value="1936" calcext:value-type="float">
            <text:p>1936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7" office:value-type="float" office:value="1937" calcext:value-type="float">
            <text:p>1937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.5" calcext:value-type="float">
            <text:p>6.5</text:p>
          </table:table-cell>
          <table:table-cell table:style-name="ce9" office:value-type="float" office:value="132.5" calcext:value-type="float">
            <text:p>132.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7" office:value-type="float" office:value="1938" calcext:value-type="float">
            <text:p>1938</text:p>
          </table:table-cell>
          <table:table-cell table:style-name="ce9" table:formula="of:=65+2/12" office:value-type="float" office:value="65.1666666666667" calcext:value-type="float">
            <text:p>65.1666666666667</text:p>
          </table:table-cell>
          <table:table-cell table:style-name="ce9" office:value-type="float" office:value="6.5" calcext:value-type="float">
            <text:p>6.5</text:p>
          </table:table-cell>
          <table:table-cell table:style-name="ce9" table:formula="of:=131 +5/12" office:value-type="float" office:value="131.416666666667" calcext:value-type="float">
            <text:p>131.416666666667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7" office:value-type="float" office:value="1939" calcext:value-type="float">
            <text:p>1939</text:p>
          </table:table-cell>
          <table:table-cell table:style-name="ce9" table:formula="of:=65+4/12" office:value-type="float" office:value="65.3333333333333" calcext:value-type="float">
            <text:p>65.3333333333333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formula="of:=132 +2/3" office:value-type="float" office:value="132.666666666667" calcext:value-type="float">
            <text:p>132.666666666667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7" office:value-type="float" office:value="1940" calcext:value-type="float">
            <text:p>1940</text:p>
          </table:table-cell>
          <table:table-cell table:style-name="ce9" table:formula="of:=65+6/12" office:value-type="float" office:value="65.5" calcext:value-type="float">
            <text:p>65.5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31.5" calcext:value-type="float">
            <text:p>131.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7" office:value-type="float" office:value="1941" calcext:value-type="float">
            <text:p>1941</text:p>
          </table:table-cell>
          <table:table-cell table:style-name="ce9" table:formula="of:=65+8/12" office:value-type="float" office:value="65.6666666666667" calcext:value-type="float">
            <text:p>65.6666666666667</text:p>
          </table:table-cell>
          <table:table-cell table:style-name="ce9" office:value-type="float" office:value="7.5" calcext:value-type="float">
            <text:p>7.5</text:p>
          </table:table-cell>
          <table:table-cell table:style-name="ce9" office:value-type="float" office:value="132.5" calcext:value-type="float">
            <text:p>132.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7" office:value-type="float" office:value="1942" calcext:value-type="float">
            <text:p>1942</text:p>
          </table:table-cell>
          <table:table-cell table:style-name="ce9" table:formula="of:=65+10/12" office:value-type="float" office:value="65.8333333333333" calcext:value-type="float">
            <text:p>65.8333333333333</text:p>
          </table:table-cell>
          <table:table-cell table:style-name="ce9" office:value-type="float" office:value="7.5" calcext:value-type="float">
            <text:p>7.5</text:p>
          </table:table-cell>
          <table:table-cell table:style-name="ce9" office:value-type="float" office:value="131.25" calcext:value-type="float">
            <text:p>131.2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7" office:value-type="float" office:value="1943" calcext:value-type="float">
            <text:p>1943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7" office:value-type="float" office:value="1944" calcext:value-type="float">
            <text:p>1944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7" office:value-type="float" office:value="1945" calcext:value-type="float">
            <text:p>1945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7" office:value-type="float" office:value="1946" calcext:value-type="float">
            <text:p>1946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7" office:value-type="float" office:value="1947" calcext:value-type="float">
            <text:p>1947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7" office:value-type="float" office:value="1948" calcext:value-type="float">
            <text:p>1948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7" office:value-type="float" office:value="1949" calcext:value-type="float">
            <text:p>1949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7" office:value-type="float" office:value="1950" calcext:value-type="float">
            <text:p>1950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7" office:value-type="float" office:value="1951" calcext:value-type="float">
            <text:p>1951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7" office:value-type="float" office:value="1952" calcext:value-type="float">
            <text:p>1952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7" office:value-type="float" office:value="1953" calcext:value-type="float">
            <text:p>1953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7" office:value-type="float" office:value="1954" calcext:value-type="float">
            <text:p>1954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7" office:value-type="float" office:value="1955" calcext:value-type="float">
            <text:p>1955</text:p>
          </table:table-cell>
          <table:table-cell table:style-name="ce9" table:formula="of:=66+2/12" office:value-type="float" office:value="66.1666666666667" calcext:value-type="float">
            <text:p>66.1666666666667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130 +2/3" office:value-type="float" office:value="130.666666666667" calcext:value-type="float">
            <text:p>130.666666666667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7" office:value-type="float" office:value="1956" calcext:value-type="float">
            <text:p>1956</text:p>
          </table:table-cell>
          <table:table-cell table:style-name="ce9" table:formula="of:=66+4/12" office:value-type="float" office:value="66.3333333333333" calcext:value-type="float">
            <text:p>66.3333333333333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129 +1/3" office:value-type="float" office:value="129.333333333333" calcext:value-type="float">
            <text:p>129.333333333333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7" office:value-type="float" office:value="1957" calcext:value-type="float">
            <text:p>1957</text:p>
          </table:table-cell>
          <table:table-cell table:style-name="ce9" table:formula="of:=66+6/12" office:value-type="float" office:value="66.5" calcext:value-type="float">
            <text:p>66.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7" office:value-type="float" office:value="1958" calcext:value-type="float">
            <text:p>1958</text:p>
          </table:table-cell>
          <table:table-cell table:style-name="ce9" table:formula="of:=66+8/12" office:value-type="float" office:value="66.6666666666667" calcext:value-type="float">
            <text:p>66.6666666666667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126 +2/3" office:value-type="float" office:value="126.666666666667" calcext:value-type="float">
            <text:p>126.666666666667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7" office:value-type="float" office:value="1959" calcext:value-type="float">
            <text:p>1959</text:p>
          </table:table-cell>
          <table:table-cell table:style-name="ce9" table:formula="of:=66+10/12" office:value-type="float" office:value="66.8333333333333" calcext:value-type="float">
            <text:p>66.8333333333333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125 +1/3" office:value-type="float" office:value="125.333333333333" calcext:value-type="float">
            <text:p>125.333333333333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7" office:value-type="float" office:value="1960" calcext:value-type="float">
            <text:p>1960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 table:number-rows-repeated="10483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4">00/00/0000</text:date>, <text:time style:data-style-name="N2" text:time-value="09:08:42.4204382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07:16:47.465057714</meta:creation-date>
    <dc:date>2019-07-24T09:09:46.662838411</dc:date>
    <meta:editing-duration>PT1H15M6S</meta:editing-duration>
    <meta:editing-cycles>34</meta:editing-cycles>
    <meta:generator>LibreOffice/6.0.7.3$Linux_X86_64 LibreOffice_project/00m0$Build-3</meta:generator>
    <dc:creator>Tim Jacobs</dc:creator>
    <meta:document-statistic meta:table-count="1" meta:cell-count="1300" meta:object-count="0"/>
  </office:meta>
</office:document-meta>
</file>